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1.199cm" svg:x="0.1cm" svg:y="3.91cm">
          <draw:text-box>
            <text:p text:style-name="P4"><text:span text:style-name="T2">compare</text:span></text:p>
            <text:p text:style-name="P4"><text:span text:style-name="T2">init</text:span></text:p>
          </draw:text-box>
        </draw:frame>
        <draw:line draw:style-name="gr2" draw:text-style-name="P3" draw:layer="layout" svg:x1="6.45cm" svg:y1="5.18cm" svg:x2="0.1cm" svg:y2="5.1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6.45cm" svg:y1="3.275cm" svg:x2="6.45cm" svg:y2="5.18cm">
          <text:p/>
        </draw:line>
        <draw:line draw:style-name="gr2" draw:text-style-name="P3" draw:layer="layout" svg:x1="6.45cm" svg:y1="3.91cm" svg:x2="0.1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25:50.20</dc:date>
    <dc:language>en-US</dc:language>
    <meta:editing-cycles>17</meta:editing-cycles>
    <meta:editing-duration>PT00H40M0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